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MP für Dummies:</text:p>
      <text:p text:style-name="Standard"/>
      <text:p text:style-name="Standard">-Installieren unter VisualStudio:</text:p>
      <text:p text:style-name="Standard"/>
      <text:p text:style-name="Standard">einfach unter Project-&gt; Properties-&gt; C++ -&gt; Language OpenMp Support auf ein stellen (/openmp als Argument)</text:p>
      <text:p text:style-name="Standard">Fertig!</text:p>
      <text:p text:style-name="Standard"/>
      <text:p text:style-name="Standard">Anmerkung:</text:p>
      <text:p text:style-name="Standard">-keine Probleme beim Ausführen wenn mit OpenMP <text:s/>gearbeitet wurde aber OpenMP nicht auf "ein" gestellt wurde.</text:p>
      <text:p text:style-name="Standard">-include muss nur Funktionen verwendet werden, nicht für die #pragmas</text:p>
      <text:p text:style-name="Standard"/>
      <text:p text:style-name="Standard">Verwendung:</text:p>
      <text:p text:style-name="Standard"/>
      <text:p text:style-name="Standard">Schleifen Parallelisieren:</text:p>
      <text:p text:style-name="Standard"/>
      <text:p text:style-name="Standard">#pragma omp parallel for</text:p>
      <text:p text:style-name="Standard">for (int i...){</text:p>
      <text:p text:style-name="Standard"><text:tab/>//code</text:p>
      <text:p text:style-name="Standard">}</text:p>
      <text:p text:style-name="Standard"/>
      <text:p text:style-name="Standard">Wichtig: Die Shcleife wird nicht nach der Reihenfolge i=0, 1, 2.. usw. durchlaufen, sondern in einer beliebeigen Reihenfolge.</text:p>
      <text:p text:style-name="Standard"/>
      <text:p text:style-name="P1">Mehrere Threads starten:</text:p>
      <text:p text:style-name="Standard">#pragma omp parallel num_threads(xy)</text:p>
      <text:p text:style-name="Standard">{</text:p>
      <text:p text:style-name="Standard"><text:tab/>//code der threads</text:p>
      <text:p text:style-name="Standard">}</text:p>
      <text:p text:style-name="Standard"/>
      <text:p text:style-name="Standard">xy ist hierbei die Anzahl der zu startenden Threads, code wird von allen Threads ausgeführt.</text:p>
      <text:p text:style-name="Standard"/>
      <text:p text:style-name="Standard">Variablen innerhalb gelten hierbei jedoch als allgemein (außer Iterator bei Schleifen), diese können jedoch mit<text:span text:style-name="T1"> private()</text:span>,<text:span text:style-name="T1"> lastprivate() </text:span>und <text:span text:style-name="T1">firstprivate()</text:span> für jeden Thread einzeln deklariert werden.</text:p>
      <text:p text:style-name="Standard"/>
      <text:p text:style-name="Standard">Beispiel:</text:p>
      <text:p text:style-name="Standard"/>
      <text:p text:style-name="Standard">char filename[80];</text:p>
      <text:p text:style-name="Standard">#pragma omp parallel for private(filename)</text:p>
      <text:p text:style-name="Standard">for (int i=0; i&lt;10; i++){<text:tab/><text:tab/><text:tab/><text:tab/>//i ist für jeden Thread private</text:p>
      <text:p text:style-name="Standard"><text:tab/>sprintf(filename, "PictureNo.%i.png",i);<text:tab/></text:p>
      <text:p text:style-name="Standard"><text:tab/>saveAt(image, filename);</text:p>
      <text:p text:style-name="Standard"><text:tab/>//ohne private könnte hier filename bereits von einem anderen Thread verändert worden<text:tab/>//sein, private(filename) sorgt dafür, dass jeder Thread seine eigene Variable filename <text:tab/><text:tab/>//besitzt.</text:p>
      <text:p text:style-name="Standard">}</text:p>
      <text:p text:style-name="Standard"/>
      <text:p text:style-name="Standard">last- und firstprivate bestimmen dabei, mit welcher Kopie der private Variable im nachfolgenden weitergearbeitet wird, bei unserem Beispiel währe filename unter Verwendung von lastprivate auf dem Wert, welcher der letzte terminierende Thread "seinem" filename gegeben hat.</text:p>
      <text:p text:style-name="Standard"/>
      <text:p text:style-name="Standard"><text:soft-page-break/><text:span text:style-name="T1">Kritischen Bereich definieren</text:span> (darf nur von einem Thread gleichzeitig ausgeführt werden, bei Java synchronized):</text:p>
      <text:p text:style-name="Standard"/>
      <text:p text:style-name="Standard">#pragma omp critical</text:p>
      <text:p text:style-name="Standard">{</text:p>
      <text:p text:style-name="Standard"><text:tab/>//code</text:p>
      <text:p text:style-name="Standard">}</text:p>
      <text:p text:style-name="Standard"/>
      <text:p text:style-name="Standard">Dabei kann auch ein Bereichsname eingeführt werden, hier könnnen alle Bereiche mit diesem Namen maximal mit einem Thread gleichzeitig ausgeführt werden:</text:p>
      <text:p text:style-name="Standard"/>
      <text:p text:style-name="Standard">#pragma omp critical(lock)</text:p>
      <text:p text:style-name="Standard">{</text:p>
      <text:p text:style-name="Standard"><text:tab/>//code</text:p>
      <text:p text:style-name="Standard">}</text:p>
      <text:p text:style-name="Standard">//non critical code</text:p>
      <text:p text:style-name="Standard">#pragma omp critical(lock)</text:p>
      <text:p text:style-name="Standard">{</text:p>
      <text:p text:style-name="Standard"><text:tab/>//code</text:p>
      <text:p text:style-name="Standard">}</text:p>
      <text:p text:style-name="Standard"/>
      <text:p text:style-name="P1">OpenMP Funktionen<text:span text:style-name="T2">:</text:span></text:p>
      <text:p text:style-name="P1"><text:span text:style-name="T2"/></text:p>
      <text:p text:style-name="P1"><text:span text:style-name="T2">Diese Funktionen benötigen </text:span>#include "omp.h"</text:p>
      <text:p text:style-name="P1"/>
      <text:p text:style-name="P2">int get_num_threads():<text:tab/>Gibt die aktuelle Anzahl arbeitender Threads aus</text:p>
      <text:p text:style-name="P2">int get_num_procs():<text:tab/><text:tab/>Gibt die Anzahl zur Verfügung stehender Prozessoren aus</text:p>
      <text:p text:style-name="P2">int get_thread_num():<text:tab/><text:tab/>Gibt die ID des aktuell an dieser Stelle arbeitenden Threads aus.</text:p>
      <text:p text:style-name="P2"/>
      <text:p text:style-name="P2">Weiter Funktionen bitte in der offziellen Dokumentation nachschaue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M17S</meta:editing-duration>
    <meta:editing-cycles>11</meta:editing-cycles>
    <meta:generator>OpenOffice.org/3.3$Win32 OpenOffice.org_project/330m20$Build-9567</meta:generator>
    <dc:date>2013-06-13T14:39:33.65</dc:date>
    <meta:document-statistic meta:table-count="0" meta:image-count="0" meta:object-count="0" meta:page-count="2" meta:paragraph-count="51" meta:word-count="319" meta:character-count="2340"/>
    <meta:user-defined meta:name="Info 1"/>
    <meta:user-defined meta:name="Info 2"/>
    <meta:user-defined meta:name="Info 3"/>
    <meta:user-defined meta:name="Info 4"/>
  </office:meta>
</office:document-meta>
</file>